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74in"/>
    </style:style>
    <style:style style:name="co2" style:family="table-column">
      <style:table-column-properties fo:break-before="auto" style:column-width="1.5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Ensayo</text:p>
          </table:table-cell>
          <table:table-cell table:style-name="Default" office:value-type="string" calcext:value-type="string">
            <text:p>T tcp 1m NOCONN us</text:p>
          </table:table-cell>
          <table:table-cell table:style-name="Default" office:value-type="string" calcext:value-type="string">
            <text:p>YESCONN</text:p>
          </table:table-cell>
          <table:table-cell office:value-type="string" calcext:value-type="string">
            <text:p>Ttcp 2 m</text:p>
          </table:table-cell>
          <table:table-cell/>
          <table:table-cell table:style-name="Default" office:value-type="string" calcext:value-type="string">
            <text:p>T udp 1m </text:p>
          </table:table-cell>
          <table:table-cell office:value-type="string" calcext:value-type="string">
            <text:p>T udp 2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.017" calcext:value-type="float">
            <text:p>545.02</text:p>
          </table:table-cell>
          <table:table-cell office:value-type="float" office:value="994.218" calcext:value-type="float">
            <text:p>994.22</text:p>
          </table:table-cell>
          <table:table-cell office:value-type="float" office:value="708.97" calcext:value-type="float">
            <text:p>708.97</text:p>
          </table:table-cell>
          <table:table-cell office:value-type="float" office:value="958.318" calcext:value-type="float">
            <text:p>958.318</text:p>
          </table:table-cell>
          <table:table-cell office:value-type="float" office:value="384.48" calcext:value-type="float">
            <text:p>384.48</text:p>
          </table:table-cell>
          <table:table-cell office:value-type="float" office:value="645.748" calcext:value-type="float">
            <text:p>645.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6.628" calcext:value-type="float">
            <text:p>566.63</text:p>
          </table:table-cell>
          <table:table-cell office:value-type="float" office:value="936.237" calcext:value-type="float">
            <text:p>936.24</text:p>
          </table:table-cell>
          <table:table-cell office:value-type="float" office:value="669.118" calcext:value-type="float">
            <text:p>669.118</text:p>
          </table:table-cell>
          <table:table-cell office:value-type="float" office:value="876.226" calcext:value-type="float">
            <text:p>876.226</text:p>
          </table:table-cell>
          <table:table-cell office:value-type="float" office:value="342.463" calcext:value-type="float">
            <text:p>342.46</text:p>
          </table:table-cell>
          <table:table-cell office:value-type="float" office:value="611.471" calcext:value-type="float">
            <text:p>611.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8.794" calcext:value-type="float">
            <text:p>558.79</text:p>
          </table:table-cell>
          <table:table-cell office:value-type="float" office:value="964.423" calcext:value-type="float">
            <text:p>964.42</text:p>
          </table:table-cell>
          <table:table-cell office:value-type="float" office:value="614.953" calcext:value-type="float">
            <text:p>614.953</text:p>
          </table:table-cell>
          <table:table-cell office:value-type="float" office:value="1265.867" calcext:value-type="float">
            <text:p>1265.867</text:p>
          </table:table-cell>
          <table:table-cell office:value-type="float" office:value="411.369" calcext:value-type="float">
            <text:p>411.37</text:p>
          </table:table-cell>
          <table:table-cell office:value-type="float" office:value="542.12" calcext:value-type="float">
            <text:p>542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3.757" calcext:value-type="float">
            <text:p>533.76</text:p>
          </table:table-cell>
          <table:table-cell office:value-type="float" office:value="962.256" calcext:value-type="float">
            <text:p>962.26</text:p>
          </table:table-cell>
          <table:table-cell office:value-type="float" office:value="596.934" calcext:value-type="float">
            <text:p>596.934</text:p>
          </table:table-cell>
          <table:table-cell office:value-type="float" office:value="1105.074" calcext:value-type="float">
            <text:p>1105.074</text:p>
          </table:table-cell>
          <table:table-cell office:value-type="float" office:value="411.369" calcext:value-type="float">
            <text:p>411.37</text:p>
          </table:table-cell>
          <table:table-cell office:value-type="float" office:value="523.472" calcext:value-type="float">
            <text:p>523.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6.869" calcext:value-type="float">
            <text:p>546.87</text:p>
          </table:table-cell>
          <table:table-cell office:value-type="float" office:value="1180.662" calcext:value-type="float">
            <text:p>1,180.66</text:p>
          </table:table-cell>
          <table:table-cell office:value-type="float" office:value="614.137" calcext:value-type="float">
            <text:p>614.137</text:p>
          </table:table-cell>
          <table:table-cell office:value-type="float" office:value="1063.223" calcext:value-type="float">
            <text:p>1063.223</text:p>
          </table:table-cell>
          <table:table-cell office:value-type="float" office:value="346.129" calcext:value-type="float">
            <text:p>346.13</text:p>
          </table:table-cell>
          <table:table-cell office:value-type="float" office:value="482.603" calcext:value-type="float">
            <text:p>482.603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AVERAGE([.B2:.B6])" office:value-type="float" office:value="550.213" calcext:value-type="float">
            <text:p>550.21</text:p>
          </table:table-cell>
          <table:table-cell table:formula="of:=AVERAGE([.C2:.C6])" office:value-type="float" office:value="1007.5592" calcext:value-type="float">
            <text:p>1,007.56</text:p>
          </table:table-cell>
          <table:table-cell table:style-name="ce2" table:formula="of:=AVERAGE([.D2:.D6])" office:value-type="float" office:value="640.8224" calcext:value-type="float">
            <text:p>640.82</text:p>
          </table:table-cell>
          <table:table-cell table:style-name="ce2" table:formula="of:=AVERAGE([.E2:.E6])" office:value-type="float" office:value="1053.7416" calcext:value-type="float">
            <text:p>1,053.74</text:p>
          </table:table-cell>
          <table:table-cell table:formula="of:=AVERAGE([.F2:.F6])" office:value-type="float" office:value="379.162" calcext:value-type="float">
            <text:p>379.16</text:p>
          </table:table-cell>
          <table:table-cell table:style-name="ce2" table:formula="of:=AVERAGE([.G2:.G6])" office:value-type="float" office:value="561.0828" calcext:value-type="float">
            <text:p>561.08</text:p>
          </table:table-cell>
        </table:table-row>
        <table:table-row table:style-name="ro1">
          <table:table-cell office:value-type="string" calcext:value-type="string">
            <text:p>Desviación std</text:p>
          </table:table-cell>
          <table:table-cell table:formula="of:=STDEV([.B2:.B6])" office:value-type="float" office:value="12.7677961489053" calcext:value-type="float">
            <text:p>12.77</text:p>
          </table:table-cell>
          <table:table-cell table:formula="of:=STDEV([.C2:.C6])" office:value-type="float" office:value="98.9223620810785" calcext:value-type="float">
            <text:p>98.92</text:p>
          </table:table-cell>
          <table:table-cell table:style-name="ce2" table:formula="of:=STDEV([.D2:.D6])" office:value-type="float" office:value="46.7767689382241" calcext:value-type="float">
            <text:p>46.78</text:p>
          </table:table-cell>
          <table:table-cell table:style-name="ce2" table:formula="of:=STDEV([.E2:.E6])" office:value-type="float" office:value="148.609849304479" calcext:value-type="float">
            <text:p>148.61</text:p>
          </table:table-cell>
          <table:table-cell table:formula="of:=STDEV([.F2:.F6])" office:value-type="float" office:value="33.6929462647599" calcext:value-type="float">
            <text:p>33.69</text:p>
          </table:table-cell>
          <table:table-cell table:style-name="ce2" table:formula="of:=STDEV([.G2:.G6])" office:value-type="float" office:value="66.4085948104611" calcext:value-type="float">
            <text:p>66.41</text:p>
          </table:table-cell>
        </table:table-row>
        <table:table-row table:style-name="ro1">
          <table:table-cell office:value-type="string" calcext:value-type="string">
            <text:p>Coef Variacion (des /media) * 100</text:p>
          </table:table-cell>
          <table:table-cell table:style-name="ce3" table:formula="of:=[.B8]/[.B7]" office:value-type="percentage" office:value="0.0232051880797169" calcext:value-type="percentage">
            <text:p>2.32%</text:p>
          </table:table-cell>
          <table:table-cell table:style-name="ce3" table:formula="of:=[.C8]/[.C7]" office:value-type="percentage" office:value="0.0981801983258934" calcext:value-type="percentage">
            <text:p>9.82%</text:p>
          </table:table-cell>
          <table:table-cell table:style-name="ce3" table:formula="of:=[.D8]/[.D7]" office:value-type="percentage" office:value="0.0729949030156001" calcext:value-type="percentage">
            <text:p>7.30%</text:p>
          </table:table-cell>
          <table:table-cell table:style-name="ce3" table:formula="of:=[.E8]/[.E7]" office:value-type="percentage" office:value="0.141030637211703" calcext:value-type="percentage">
            <text:p>14.10%</text:p>
          </table:table-cell>
          <table:table-cell table:style-name="ce3" table:formula="of:=[.F8]/[.F7]" office:value-type="percentage" office:value="0.0888616113027148" calcext:value-type="percentage">
            <text:p>8.89%</text:p>
          </table:table-cell>
          <table:table-cell table:style-name="ce3" table:formula="of:=[.G8]/[.G7]" office:value-type="percentage" office:value="0.118357922949093" calcext:value-type="percentage">
            <text:p>11.8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5:38:21.137622430</meta:creation-date>
    <dc:date>2024-09-20T16:01:25.697891841</dc:date>
    <meta:editing-duration>PT23M3S</meta:editing-duration>
    <meta:editing-cycles>7</meta:editing-cycles>
    <meta:generator>LibreOffice/24.2.6.2$Linux_X86_64 LibreOffice_project/420$Build-2</meta:generator>
    <meta:document-statistic meta:table-count="1" meta:cell-count="62" meta:object-count="0"/>
  </office:meta>
</office:document-meta>
</file>